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6.923cm"/>
    </style:style>
    <style:style style:name="co7" style:family="table-column">
      <style:table-column-properties fo:break-before="auto" style:column-width="8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2.028cm" fo:break-before="auto" style:use-optimal-row-height="true"/>
    </style:style>
    <style:style style:name="ro5" style:family="table-row">
      <style:table-row-properties style:row-height="1.63cm" fo:break-before="auto" style:use-optimal-row-height="true"/>
    </style:style>
    <style:style style:name="ro6" style:family="table-row">
      <style:table-row-properties style:row-height="2.826cm" fo:break-before="auto" style:use-optimal-row-height="true"/>
    </style:style>
    <style:style style:name="ro7" style:family="table-row">
      <style:table-row-properties style:row-height="0.834cm" fo:break-before="auto" style:use-optimal-row-height="true"/>
    </style:style>
    <style:style style:name="ro8" style:family="table-row">
      <style:table-row-properties style:row-height="4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fo:color="#158466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8" office:value-type="string" calcext:value-type="string">
            <text:p>Anforderung</text:p>
          </table:table-cell>
          <table:table-cell table:style-name="ce9" office:value-type="string" calcext:value-type="string">
            <text:p>Frontend</text:p>
          </table:table-cell>
          <table:table-cell table:style-name="ce9" office:value-type="string" calcext:value-type="string">
            <text:p>Server Aktivität</text:p>
          </table:table-cell>
          <table:table-cell table:style-name="ce8" office:value-type="string" calcext:value-type="string">
            <text:p>Admin Area</text:p>
          </table:table-cell>
          <table:table-cell/>
        </table:table-row>
        <table:table-row table:style-name="ro3">
          <table:table-cell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table:style-name="ce7" office:value-type="string" calcext:value-type="string">
            <text:p>Reminder als POST in Datenbankspeichern,</text:p>
            <text:p>Mail an mich wg. neuem Eintrag</text:p>
          </table:table-cell>
          <table:table-cell office:value-type="string" calcext:value-type="string">
            <text:p>Auflistung aller Reminderaufträge</text:p>
            <text:p>Eintragsdatum, Email, Name, Erinnerungsdatum, bereits erinnert?</text:p>
          </table:table-cell>
          <table:table-cell/>
        </table:table-row>
        <table:table-row table:style-name="ro3">
          <table:table-cell office:value-type="string" calcext:value-type="string">
            <text:p>Wenn beim Eintrag in das Reminder-Formular eine bereits existierende Email-Adresse benutzt wurde.</text:p>
          </table:table-cell>
          <table:table-cell table:style-name="ce7" office:value-type="string" calcext:value-type="string">
            <text:p>Hinweis, dass Emailadresse bereits verwendet und neue Daten übernommen wurden.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4">
          <table:table-cell office:value-type="string" calcext:value-type="string">
            <text:p><text:span text:style-name="T2">Erinnerungsdatum erreicht oder (weniger als 7 Tage) </text:span>verstrichen (Cron),</text:p>
            <text:p>Noch keine Mail verschickt</text:p>
          </table:table-cell>
          <table:table-cell/>
          <table:table-cell table:style-name="ce7" office:value-type="string" calcext:value-type="string">
            <text:p>Mail als Erinnerung verschicken, bei Erfolg: Reminder als verschickt markieren</text:p>
          </table:table-cell>
          <table:table-cell office:value-type="string" calcext:value-type="string">
            <text:p>Symbol für Staus (nicht verschickt / verschickt / verschicken fehlgeschlagen / dauerhaft fehlgeschlagen) in Reminder-Liste</text:p>
            <text:p>'not_sent‘, 'sent‘, 'failed', 'perm_failed'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">Erinnerungsdatum erreicht oder (weniger als 7 Tage) verstrichen (Cron)</text:span>,</text:p>
            <text:p>Mail verschickt</text:p>
          </table:table-cell>
          <table:table-cell/>
          <table:table-cell table:style-name="ce7" office:value-type="string" calcext:value-type="string">
            <text:p>- - -</text:p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">Erinnerungsdatum + 7 Tage erreicht oder verstrichen (Cron)</text:span>,</text:p>
            <text:p>Mail verschickt</text:p>
          </table:table-cell>
          <table:table-cell/>
          <table:table-cell table:style-name="ce7" office:value-type="string" calcext:value-type="string">
            <text:p>- - 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2">Erinnerungsdatum + 7 Tage erreicht oder verstrichen (Cron)</text:span>,</text:p>
            <text:p>Keine Mail verschickt</text:p>
          </table:table-cell>
          <table:table-cell/>
          <table:table-cell table:style-name="ce7" office:value-type="string" calcext:value-type="string">
            <text:p>Mail als dauerhaft nicht verschickt markieren,</text:p>
            <text:p/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5">
          <table:table-cell office:value-type="string" calcext:value-type="string">
            <text:p>Es soll möglich sein, im Adminbereich Reminder zu löschen</text:p>
          </table:table-cell>
          <table:table-cell/>
          <table:table-cell table:style-name="ce7"/>
          <table:table-cell office:value-type="string" calcext:value-type="string">
            <text:p>- Möglichkeit zum Löschen von Remindern</text:p>
            <text:p>- Voraussetzung: Admin-Rechte</text:p>
            <text:p>- nochmalige Abfrage („Wollen Sie den Eintrag löschen?“) bestätigt.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5">
          <table:table-cell office:value-type="string" calcext:value-type="string">
            <text:p>Reminder Email soll enthalten:</text:p>
            <text:p>- Hinweis, dass ein neuer Reminder angelegt werden kann, wenn man sich noch nicht sicher ist (mit Link).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6">
          <table:table-cell office:value-type="string" calcext:value-type="string">
            <text:p>Im Admin- Bereich sollen alle Reminder in einer Liste dargestellt werden.</text:p>
          </table:table-cell>
          <table:table-cell/>
          <table:table-cell table:style-name="ce7"/>
          <table:table-cell office:value-type="string" calcext:value-type="string">
            <text:p>Der Status der Reminder soll durch ein Symbol gekennzeichnet werden.</text:p>
            <text:p><text:span text:style-name="T2">Beim Hovern über das Symbol soll ein Tooltip dargestellt werden, der den Staus als Term ausgibt (nicht verschickt / verschickt / verschicken fehlgeschlagen / dauerhaft fehlgeschlagen)</text:span></text:p>
          </table:table-cell>
          <table:table-cell office:value-type="string" calcext:value-type="string">
            <text:p><text:a xlink:href="https://www.w3schools.com/howto/howto_css_tooltip.asp" xlink:type="simple">Tooltip</text:a>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7">
          <table:table-cell office:value-type="string" calcext:value-type="string">
            <text:p>Die Plugin-Beschreibung soll etwas sinnvolles aussagen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7">
          <table:table-cell office:value-type="string" calcext:value-type="string">
            <text:p>Im Admin-Bereich soll ein Hinweis auf den short code eingetragen werden</text:p>
          </table:table-cell>
          <table:table-cell/>
          <table:table-cell table:style-name="ce7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7"/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s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row table:style-name="ro1" table:number-rows-repeated="2">
          <table:table-cell table:number-columns-repeated="3"/>
        </table:table-row>
        <table:table-row table:style-name="ro8">
          <table:table-cell/>
          <table:table-cell office:value-type="string" calcext:value-type="string">
            <text:p>Reminder Einträge über Formular erzeugen mit Reminderdates:</text:p>
            <text:p>- heute</text:p>
            <text:p>- heute + 1</text:p>
            <text:p><text:span text:style-name="T2">- heute + 2</text:span></text:p>
            <text:p><text:span text:style-name="T2">- heute + 3</text:span></text:p>
            <text:p><text:span text:style-name="T2">- heute + 4</text:span></text:p>
            <text:p><text:span text:style-name="T2">- heute + 5</text:span></text:p>
            <text:p><text:span text:style-name="T2">- heute + 6</text:span></text:p>
            <text:p><text:span text:style-name="T2">- heute + 7</text:span></text:p>
          </table:table-cell>
          <table:table-cell office:value-type="string" calcext:value-type="string">
            <text:p>Alle Einträge müssen zu den korrekten Daten verschickt und korrekt gekennzeichnet werden.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- Reminder Eintrag über Formular erzeugen mit Reminderdate:</text:span></text:p>
            <text:p><text:span text:style-name="T2">heute + 1</text:span></text:p>
            <text:p><text:span text:style-name="T2">Emailadress in Datenbank manipulieren, damit sie ungültig wird</text:span></text:p>
          </table:table-cell>
          <table:table-cell office:value-type="string" calcext:value-type="string">
            <text:p>--&gt; nach 7 Tagen 'permanently failed'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Dos" table:style-name="ta1">
        <table:table-column table:style-name="co4" table:default-cell-style-name="Default"/>
        <table:table-column table:style-name="co7" table:default-cell-style-name="ce7"/>
        <table:table-row table:style-name="ro1" table:number-rows-repeated="2">
          <table:table-cell table:number-columns-repeated="2"/>
        </table:table-row>
        <table:table-row table:style-name="ro7">
          <table:table-cell/>
          <table:table-cell table:style-name="ce10" office:value-type="string" calcext:value-type="string">
            <text:p>Eintrag für Reminder-Posttype im Backend entfernen</text:p>
          </table:table-cell>
        </table:table-row>
        <table:table-row table:style-name="ro3">
          <table:table-cell/>
          <table:table-cell office:value-type="string" calcext:value-type="string">
            <text:p>Zusatztext in Admin-Tabelle hinzufügen.</text:p>
            <text:p>Optimal: Akkordeon (wie?)</text:p>
            <text:p>Alternativ: Feld unter jeder Tabellenzeile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/>
          <table:table-cell office:value-type="string" calcext:value-type="string">
            <text:p>Anforderungs-Dokument soll nicht Teil des ausgelieferten Plugins sein!</text:p>
          </table:table-cell>
        </table:table-row>
        <table:table-row table:style-name="ro1">
          <table:table-cell table:number-columns-repeated="2"/>
        </table:table-row>
        <table:table-row table:style-name="ro7">
          <table:table-cell/>
          <table:table-cell office:value-type="string" calcext:value-type="string">
            <text:p>Eingaben in Datenbank filtern, Ausgaben in frontend filter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ail an mich bei neuem Eintrag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.00.0000</text:date>, <text:time style:data-style-name="N2" text:time-value="11:04:14.68299462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7-26T11:06:50.954222604</dc:date>
    <dc:creator>Christian Ortlieb</dc:creator>
    <meta:editing-duration>PT3H18M15S</meta:editing-duration>
    <meta:editing-cycles>18</meta:editing-cycles>
    <meta:document-statistic meta:table-count="3" meta:cell-count="38" meta:object-count="0"/>
  </office:meta>
</office:document-meta>
</file>